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 style:width="481.89pt" style:rel-width="100%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  <style:style style:name="Table_Quotation1" style:family="table">
      <style:table-properties fo:margin-top="0pt" fo:margin-bottom="16.8pt" table:border-model="collapsing"/>
    </style:style>
    <style:style style:name="Table_Quotation2" style:family="table">
      <style:table-properties fo:margin-top="0pt" fo:margin-bottom="0pt" table:border-model="collapsing"/>
    </style:style>
    <style:style style:name="Table_Quotation3" style:family="table">
      <style:table-properties fo:margin-top="0pt" fo:margin-bottom="0pt" table:border-model="collapsing"/>
    </style:style>
    <style:style style:name="Table_Quotation4" style:family="table">
      <style:table-properties fo:margin-top="0pt" fo:margin-bottom="0pt" table:border-model="collapsing"/>
    </style:style>
    <style:style style:name="Table_Quotation5" style:family="table">
      <style:table-properties fo:margin-top="0pt" fo:margin-bottom="0pt" table:border-model="collapsing"/>
    </style:style>
    <style:style style:name="Cell_Quotation1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2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3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4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5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highlight_list_paragraph_style" style:display-name="Text body" style:parent-style-name="Standard" style:class="text" style:family="paragraph">
      <style:paragraph-properties fo:text-align="left" style:justify-single-word="false"/>
    </style:style>
    <text:list-style style:name="highlight_list_ol_style" style:display-name="Numbering 1">
      <text:list-level-style-number text:level="1" text:style-name="highlight_list_numbers_text_style" style:num-format="1" style:num-suffix=".">
        <style:list-level-properties fo:text-align="left"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PluginODTAutoStyle_TableCell_1" style:family="table-cell">
      <style:table-cell-properties fo:border="0.06pt solid #8cacbb" fo:padding="0.049cm" fo:background-color="#f7f9fa"/>
    </style:style>
    <style:style style:name="PluginODTAutoStyle_Paragraph_2" style:family="paragraph">
      <style:paragraph-properties fo:padding="0.049cm"/>
    </style:style>
    <style:style style:name="odt_auto_style_table_column_1_1" style:family="table-column">
      <style:table-column-properties style:column-width="481.89pt"/>
    </style:style>
    <style:style style:name="highlight_kw2" style:family="text">
      <style:text-properties fo:color="#000000" fo:font-weight="bold" fo:font-family="Consolas" fo:font-size="14pt" fo:font-style="normal" fo:border="0pt none"/>
    </style:style>
    <style:style style:name="PluginODTAutoStyle_TableCell_3" style:family="table-cell">
      <style:table-cell-properties fo:border="0.06pt solid #8cacbb" fo:padding="0.049cm" fo:background-color="#f7f9fa"/>
    </style:style>
    <style:style style:name="PluginODTAutoStyle_Paragraph_4" style:family="paragraph">
      <style:paragraph-properties fo:padding="0.049cm"/>
    </style:style>
    <style:style style:name="odt_auto_style_table_column_2_1" style:family="table-column">
      <style:table-column-properties style:column-width="481.8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/>
      <text:p text:style-name="Text_20_body"><text:a xlink:type="simple" xlink:href="http://szit.hu/doku.php?id=oktatas:linux:dhcp_szerver" text:style-name="Internet_20_link" text:visited-style-name="Visited_20_Internet_20_Link">&lt; DHCP szerver</text:a></text:p>
      <text:h text:style-name="Heading_20_1" text:outline-level="1"><text:bookmark text:name="oktatas:linux:dhcp_szerver:isc-dhcp-server"/><text:bookmark-start text:name="__RefHeading___isc-dhcp-server_szerver_1"/><text:bookmark-start text:name="isc-dhcp-server_szerver"/>Isc-dhcp-server szerver<text:bookmark-end text:name="__RefHeading___isc-dhcp-server_szerver_1"/><text:bookmark-end text:name="isc-dhcp-server_szerver"/></text:h>
      <text:list text:style-name="List_20_1" text:continue-numbering="false">
        <text:list-item>
          <text:p text:style-name="List_20_1_Content_First"> <text:span text:style-name="Strong_20_Emphasis">Szerző:</text:span> Sallai András</text:p>
        </text:list-item>
        <text:list-item>
          <text:p text:style-name="List_20_1_Content"> Copyright (c) Sallai András, 2011, 2012, 2015, 2017</text:p>
        </text:list-item>
        <text:list-item>
          <text:p text:style-name="List_20_1_Content"> Licenc: GNU Free Documentation License 1.3</text:p>
        </text:list-item>
        <text:list-item>
          <text:p text:style-name="List_20_1_Content_Last"> Web: <text:a xlink:type="simple" xlink:href="http://szit.hu" text:style-name="Internet_20_link" text:visited-style-name="Visited_20_Internet_20_Link">http://szit.hu</text:a></text:p>
        </text:list-item>
      </text:list>
      <text:h text:style-name="Heading_20_2" text:outline-level="2"><text:bookmark-start text:name="__RefHeading___bevezetés_2"/><text:bookmark-start text:name="bevezetés"/>Bevezetés<text:bookmark-end text:name="__RefHeading___bevezetés_2"/><text:bookmark-end text:name="bevezetés"/></text:h>
      <text:p text:style-name="Text_20_body">A DHCP a Dynamic Host Configuration Protocol rövidítése. Dinamikus állomáskonfiguráló protokoll néven fordítható. 
Konkrétan példaként, jön egy vendég, aki hoz magával egy laptopot. Internetet szeretnénk neki adni. 
Nem kell neki beállítani a IP címet, DNS szervereket, átjárót, maszkot. A DHCP-vel szerelt rendszerünk
automatikusan ad a laptopnak egy IP címet, és minden más információt megad számára az Interneteléréshez. </text:p>
      <text:p text:style-name="Text_20_body">Néhány Debian Linuxon elérhető DHCP szerver:</text:p>
      <text:list text:style-name="List_20_1" text:continue-numbering="false">
        <text:list-item>
          <text:p text:style-name="List_20_1_Content_First"> isc-dhcp-server</text:p>
        </text:list-item>
        <text:list-item>
          <text:p text:style-name="List_20_1_Content"> dnsmasq</text:p>
        </text:list-item>
        <text:list-item>
          <text:p text:style-name="List_20_1_Content_Last"> udhcpd</text:p>
        </text:list-item>
      </text:list>
      <text:h text:style-name="Heading_20_2" text:outline-level="2"><text:bookmark-start text:name="__RefHeading___beállítás_3"/><text:bookmark-start text:name="beállítás"/>Beállítás<text:bookmark-end text:name="__RefHeading___beállítás_3"/><text:bookmark-end text:name="beállítás"/></text:h>
      <table:table table:style-name="Table">
        <table:table-column table:style-name="odt_auto_style_table_column_1_1"/>
        <table:table-row>
          <table:table-cell office:value-type="string" table:style-name="PluginODTAutoStyle_TableCell_1">
            <text:p text:style-name="PluginODTAutoStyle_Paragraph_2">apt <text:span text:style-name="highlight_kw2">install</text:span> isc-dhcp-server</text:p>
          </table:table-cell>
        </table:table-row>
      </table:table>
      <text:h text:style-name="Heading_20_2" text:outline-level="2"><text:bookmark-start text:name="__RefHeading___beállítások_4"/><text:bookmark-start text:name="beállítások"/>Beállítások<text:bookmark-end text:name="__RefHeading___beállítások_4"/><text:bookmark-end text:name="beállítások"/></text:h>
      <text:h text:style-name="Heading_20_3" text:outline-level="3"><text:bookmark-start text:name="__RefHeading___alap_5"/><text:bookmark-start text:name="alap"/>Alap<text:bookmark-end text:name="__RefHeading___alap_5"/><text:bookmark-end text:name="alap"/></text:h>
      <text:p text:style-name="Text_20_body">Telepítés után létrejön a /etc/dhcp/dhcpd.conf állomány. Itt felvehetünk alhálózatokat, amelyek
részére szeretnénk IP címet szolgáltatni. </text:p>
      <table:table table:style-name="Table">
        <table:table-column table:style-name="odt_auto_style_table_column_2_1"/>
        <table:table-row>
          <table:table-cell office:value-type="string" table:style-name="PluginODTAutoStyle_TableCell_3">
            <text:p text:style-name="PluginODTAutoStyle_Paragraph_4">option domain-name "iskolazo";<text:line-break/>option domain-name-servers xxx.xxx.xxx.xxx, yyy.yyy.yyy.yyy;<text:line-break/>option subnet-mask 255.255.255.0;<text:line-break/>default-lease-time 600;<text:line-break/>max-lease-time 7200;<text:line-break/> <text:line-break/>subnet 192.168.5.0 netmask 255.255.255.0 {<text:line-break/><text:s text:c="6"/>range 192.168.5.100 192.168.5.199;<text:line-break/><text:s text:c="6"/>option broadcast-address 192.168.5.255;<text:line-break/><text:s text:c="6"/>option routers 192.168.5.1;<text:line-break/>}</text:p>
          </table:table-cell>
        </table:table-row>
      </table:table>
      <text:p text:style-name="Text_20_body">A /etc/default/isc-dhcp-server fájlban állítsuk be a hálózatikártyát:</text:p>
      <text:p text:style-name="Preformatted_20_Text">INTERFACESv4="enp0s3"</text:p>
      <text:p text:style-name="Text_20_body">Indítsuk újra a DHCP szervert:</text:p>
      <text:p text:style-name="Preformatted_20_Text">systemctl start isc-dhcp-server</text:p>
      <text:h text:style-name="Heading_20_3" text:outline-level="3"><text:bookmark-start text:name="__RefHeading___hardvercímhez_kötés_6"/><text:bookmark-start text:name="hardvercímhez_kötés"/>Hardvercímhez kötés<text:bookmark-end text:name="__RefHeading___hardvercímhez_kötés_6"/><text:bookmark-end text:name="hardvercímhez_kötés"/></text:h>
      <text:p text:style-name="Text_20_body">Gyakran szeretnénk az IP címeket gépekhez rendelni. A számítógép
hálózati kártyájának hardvercímét kiderítve megtehetjük:</text:p>
      <text:p text:style-name="Preformatted_20_Text">subnet 192.168.1.0 netmask 255.255.255.0 {<text:line-break/><text:s text:c="4"/>range 192.168.1.100 192.168.5.199;<text:line-break/><text:s text:c="4"/>[...]<text:line-break/><text:s text:c="4"/>host gep1 { <text:line-break/><text:s text:c="8"/>hardware ethernet 0:c0:c3:45:bc:44; <text:line-break/><text:s text:c="8"/>fixed-address 192.168.1.2;<text:line-break/><text:s text:c="3"/>}<text:line-break/><text:s text:c="3"/>host gep2 { <text:line-break/><text:s text:c="8"/>hardware ethernet a2:g0:e3:22:ac:42;<text:line-break/><text:s text:c="8"/>fixed-address 192.168.1.3;<text:line-break/><text:s text:c="3"/>}<text:line-break/>}</text:p>
      <text:h text:style-name="Heading_20_3" text:outline-level="3"><text:bookmark-start text:name="__RefHeading___csoportok_képzése_7"/><text:bookmark-start text:name="csoportok_képzése"/>Csoportok képzése<text:bookmark-end text:name="__RefHeading___csoportok_képzése_7"/><text:bookmark-end text:name="csoportok_képzése"/></text:h>
      <text:p text:style-name="Text_20_body">A fizikailag vagy logikailag egy helyre tartozó gépek számára csoportokat szokás képezni:</text:p>
      <text:p text:style-name="Preformatted_20_Text">group {<text:line-break/><text:s text:c="4"/>host gep1 { <text:line-break/><text:s text:c="8"/>hardware ethernet 0:c0:c3:45:bc:44; <text:line-break/><text:s text:c="8"/>fixed-address 192.168.1.2;<text:line-break/><text:s text:c="3"/>}<text:line-break/><text:s text:c="3"/>host gep2 { <text:line-break/><text:s text:c="8"/>hardware ethernet a2:g0:e3:22:ac:42;<text:line-break/><text:s text:c="8"/>fixed-address 192.168.1.3;<text:line-break/><text:s text:c="3"/>}<text:line-break/>}</text:p>
      <text:h text:style-name="Heading_20_2" text:outline-level="2"><text:bookmark-start text:name="__RefHeading___hálózatról_induló_gépek_ip_címkiosztása_8"/><text:bookmark-start text:name="hálózatról_induló_gépek_ip_címkiosztása"/>Hálózatról induló gépek IP címkiosztása<text:bookmark-end text:name="__RefHeading___hálózatról_induló_gépek_ip_címkiosztása_8"/><text:bookmark-end text:name="hálózatról_induló_gépek_ip_címkiosztása"/></text:h>
      <text:p text:style-name="Preformatted_20_Text">subnet 192.168.10.0 netmask 255.255.255.0 {<text:line-break/><text:s text:c="4"/>range 192.168.10.100 192.168.10.254;<text:line-break/><text:s text:c="4"/>option routers 192.168.10.1;<text:line-break/><text:s text:c="4"/>option domain-name "zold.and";<text:line-break/><text:s text:c="4"/>option domain-name-servers 192.168.10.2;<text:line-break/><text:s text:c="4"/>range dynamic-bootp 192.168.20.100 192.168.20.254;<text:line-break/><text:s text:c="4"/>include "/etc/dhcp/gepek.txt";<text:line-break/>}</text:p>
      <text:p text:style-name="Text_20_body">A fix IP címmel rendelkező gépeket tegyük a gepek.txt fájlba.</text:p>
      <text:p text:style-name="Preformatted_20_Text">host gep01{<text:line-break/><text:s text:c="4"/>hardware ethernet 00:23:8B:2A:B7:23;<text:line-break/><text:s text:c="4"/>fixed-address 192.168.30.11;<text:line-break/>}</text:p>
      <text:h text:style-name="Heading_20_2" text:outline-level="2"><text:bookmark-start text:name="__RefHeading___teszt_9"/><text:bookmark-start text:name="teszt"/>Teszt<text:bookmark-end text:name="__RefHeading___teszt_9"/><text:bookmark-end text:name="teszt"/></text:h>
      <text:p text:style-name="Text_20_body">Az alapértelmezett konfigurációs fájlok tesztelése:</text:p>
      <text:p text:style-name="Preformatted_20_Text">dhcpd -t</text:p>
      <text:p text:style-name="Text_20_body">Egyéb konfigurációs fájlok tesztelése:</text:p>
      <text:p text:style-name="Preformatted_20_Text">dhcpd -t -cf /útvonal/dhcpd.conf</text:p>
      <text:p text:style-name="Text_20_body">A kapcsolók:</text:p>
      <text:list text:style-name="List_20_1" text:continue-numbering="false">
        <text:list-item>
          <text:p text:style-name="List_20_1_Content_First"> -t tesztelés</text:p>
        </text:list-item>
        <text:list-item>
          <text:p text:style-name="List_20_1_Content_Last"> -cf konfigurációs fájl (config file) útvonala</text:p>
        </text:list-item>
      </text:list>
      <text:h text:style-name="Heading_20_2" text:outline-level="2"><text:bookmark-start text:name="__RefHeading___dhcp_tűzfalon_10"/><text:bookmark-start text:name="dhcp_tűzfalon"/>DHCP tűzfalon<text:bookmark-end text:name="__RefHeading___dhcp_tűzfalon_10"/><text:bookmark-end text:name="dhcp_tűzfalon"/></text:h>
      <table:table table:style-name="Table">
        <table:table-column/>
        <table:table-column/>
        <table:table-row>
          <table:table-cell office:value-type="string" table:style-name="tablecell">
            <text:p text:style-name="tablealignleft"> port </text:p>
          </table:table-cell>
          <table:table-cell office:value-type="string" table:style-name="tablecell">
            <text:p text:style-name="tablealignleft"> 67 </text:p>
          </table:table-cell>
        </table:table-row>
        <table:table-row>
          <table:table-cell office:value-type="string" table:style-name="tablecell">
            <text:p text:style-name="tablealignleft"> protokoll </text:p>
          </table:table-cell>
          <table:table-cell office:value-type="string" table:style-name="tablecell">
            <text:p text:style-name="tablealignleft"> UDP </text:p>
          </table:table-cell>
        </table:table-row>
      </table:table>
      <text:h text:style-name="Heading_20_2" text:outline-level="2"><text:bookmark-start text:name="__RefHeading___segítség_11"/><text:bookmark-start text:name="segítség"/>Segítség<text:bookmark-end text:name="__RefHeading___segítség_11"/><text:bookmark-end text:name="segítség"/></text:h>
      <text:p text:style-name="Preformatted_20_Text">man dhcpd.conf</text:p>
      <text:h text:style-name="Heading_20_2" text:outline-level="2"><text:bookmark-start text:name="__RefHeading___lásd_még_12"/><text:bookmark-start text:name="lásd_még"/>Lásd még<text:bookmark-end text:name="__RefHeading___lásd_még_12"/><text:bookmark-end text:name="lásd_még"/></text:h>
      <text:p text:style-name="Text_20_body">Csomagok:</text:p>
      <text:list text:style-name="List_20_1" text:continue-numbering="false">
        <text:list-item>
          <text:p text:style-name="List_20_1_Content_First"> dnsmasq</text:p>
        </text:list-item>
        <text:list-item>
          <text:p text:style-name="List_20_1_Content"> kea-dhcp4-server</text:p>
          <text:list text:style-name="List_20_1">
            <text:list-item>
              <text:p text:style-name="List_20_1_Content_Last"> kea-admin</text:p>
            </text:list-item>
          </text:list>
        </text:list-item>
      </text:list>
      <text:h text:style-name="Heading_20_2" text:outline-level="2"><text:bookmark-start text:name="__RefHeading___forrás_13"/><text:bookmark-start text:name="forrás"/>Forrás<text:bookmark-end text:name="__RefHeading___forrás_13"/><text:bookmark-end text:name="forrás"/></text:h>
      <text:list text:style-name="List_20_1" text:continue-numbering="false">
        <text:list-item>
          <text:p text:style-name="LastListParagraph_List_20_1_Content_First"> <text:a xlink:type="simple" xlink:href="https://wiki.debian.org/DHCP_Server" text:style-name="Internet_20_link" text:visited-style-name="Visited_20_Internet_20_Link">https://wiki.debian.org/DHCP_Server</text:a> (2018)</text:p>
        </text:list-item>
      </text:list>
    </office:text>
  </office:body>
</office:document-content>
</file>

<file path=styles.xml><?xml version="1.0" encoding="utf-8"?>
<!--
  This file defines how the document is styled. This was extracted from a ODT file
  created in OpenOffice 2.0 and could probably be much simpler.

  You probably want to replace this file with a style fitting your corporate identity.

  To do so, export the wiki:syntax page, edit it's style definitions (be sure to keep
  the names) and save the resulting file. Extract the resulting file with unzip and
  copy the styles.xml over this one.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/>
    </style:default-style>
    <style:default-style style:family="paragraph">
      <style:paragraph-properties style:tab-stop-distance="1.251cm" fo:hyphenation-ladder-count="no-limit" style:text-autospace="ideograph-alpha" style:punctuation-wrap="hanging" style:line-break="strict" style:writing-mode="page"/>
      <style:text-properties fo:font-size="12pt" style:font-size-asian="12pt" style:font-size-complex="12pt" fo:language="en" style:language-asian="en" style:language-complex="en" fo:country="US" style:country-asian="US" style:country-complex="US" style:use-window-font-color="true" style:font-name="Bitstream Vera Sans" style:font-name-asian="Bitstream Vera Sans2" style:font-name-complex="Bitstream Vera Sans2" fo:hyphenate="false" fo:hyphenation-remain-char-count="2" fo:hyphenation-push-char-count="2"/>
    </style:default-style>
    <style:default-style style:family="table">
      <style:table-properties fo:margin-top="0.25cm" fo:margin-bottom="0.25cm"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</style:style>
    <style:style style:name="Text_20_body" style:display-name="Text body" style:parent-style-name="Standard" style:class="text" style:family="paragraph">
      <style:paragraph-properties fo:text-align="left" style:justify-single-word="false" fo:margin-top="0cm" fo:margin-bottom="0.212cm"/>
    </style:style>
    <style:style style:name="Heading" style:parent-style-name="Standard" style:class="text" style:next-style-name="Text_20_body" style:family="paragraph">
      <style:paragraph-properties fo:margin-top="0.423cm" fo:margin-bottom="0.212cm" fo:keep-with-next="always"/>
      <style:text-properties fo:font-size="14pt" style:font-size-asian="14pt" style:font-size-complex="14pt" fo:font-family="'Bitstream Vera Sans'" style:font-family-asian="'Bitstream Vera Sans'" style:font-family-complex="'Bitstream Vera Sans'" style:font-name="Bitstream Vera Sans1" style:font-name-asian="Bitstream Vera Sans2" style:font-name-complex="Bitstream Vera Sans2" style:font-family-generic="swiss" style:font-family-generic-asian="system" style:font-family-generic-complex="system" style:font-pitch="variable" style:font-pitch-asian="variable" style:font-pitch-complex="variable"/>
    </style:style>
    <style:style style:name="Heading_20_1" style:display-name="Heading 1" style:parent-style-name="Heading" style:class="text" style:next-style-name="Text_20_body" style:default-outline-level="1" style:family="paragraph">
      <style:text-properties fo:font-weight="bold" style:font-weight-asian="bold" style:font-weight-complex="bold" fo:font-size="24pt" style:font-size-asian="24pt" style:font-size-complex="2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2" style:display-name="Heading 2" style:parent-style-name="Heading" style:class="text" style:next-style-name="Text_20_body" style:default-outline-level="2" style:family="paragraph">
      <style:text-properties fo:font-weight="bold" style:font-weight-asian="bold" style:font-weight-complex="bold" fo:font-size="18pt" style:font-size-asian="18pt" style:font-size-complex="18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3" style:display-name="Heading 3" style:parent-style-name="Heading" style:class="text" style:next-style-name="Text_20_body" style:default-outline-level="3" style:family="paragraph">
      <style:text-properties fo:font-weight="bold" style:font-weight-asian="bold" style:font-weight-complex="bold" fo:font-size="14pt" style:font-size-asian="14pt" style:font-size-complex="1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4" style:display-name="Heading 4" style:parent-style-name="Heading" style:class="text" style:next-style-name="Text_20_body" style:default-outline-level="4" style:family="paragraph">
      <style:text-properties fo:font-weight="bold" style:font-weight-asian="bold" style:font-weight-complex="bold" fo:font-size="12pt" style:font-size-asian="12pt" style:font-size-complex="12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5" style:display-name="Heading 5" style:parent-style-name="Heading" style:class="text" style:next-style-name="Text_20_body" style:default-outline-level="5" style:family="paragraph">
      <style:text-properties fo:font-weight="bold" style:font-weight-asian="bold" style:font-weight-complex="bold" fo:font-size="10pt" style:font-size-asian="10pt" style:font-size-complex="10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List" style:parent-style-name="Text_20_body" style:class="list" style:family="paragraph">
</style:style>
    <style:style style:name="Table_20_Contents" style:display-name="Table Contents" style:parent-style-name="Standard" style:class="extra" style:family="paragraph">
      <style:paragraph-properties text:number-lines="false" text:line-number="0"/>
    </style:style>
    <style:style style:name="Table_20_Heading" style:display-name="Table Heading" style:parent-style-name="Table_20_Contents" style:class="extra" style:family="paragraph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parent-style-name="Standard" style:class="extra" style:family="paragraph">
      <style:paragraph-properties fo:margin-top="0.212cm" fo:margin-bottom="0.212cm" text:number-lines="false" text:line-number="0"/>
      <style:text-properties fo:font-style="italic" style:font-style-asian="italic" style:font-style-complex="italic" fo:font-size="12pt" style:font-size-asian="12pt" style:font-size-complex="12pt"/>
    </style:style>
    <style:style style:name="Index" style:parent-style-name="Standard" style:class="index" style:family="paragraph">
      <style:paragraph-properties text:number-lines="false" text:line-number="0"/>
    </style:style>
    <style:style style:name="Quotations" style:parent-style-name="Standard" style:class="html" style:family="paragraph">
      <style:paragraph-properties fo:text-indent="0cm" style:auto-text-indent="false" fo:margin-top="0cm" fo:margin-right="1cm" fo:margin-bottom="0.499cm" fo:margin-left="1cm"/>
    </style:style>
    <style:style style:name="Preformatted_20_Text" style:display-name="Preformatted Text" style:parent-style-name="Standard" style:class="html" style:family="paragraph">
      <style:paragraph-properties fo:margin-top="0cm" fo:margin-bottom="0.199cm" style:join-border="false"/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Source_20_Code" style:display-name="Source Code" style:parent-style-name="Preformatted_20_Text" style:family="paragraph">
      <style:paragraph-properties fo:background-color="#f7f9fa" fo:border="0.06pt solid #8cacbb" fo:padding="0.049cm" style:shadow="none"/>
    </style:style>
    <style:style style:name="Source_20_File" style:display-name="Source File" style:parent-style-name="Preformatted_20_Text" style:family="paragraph">
      <style:paragraph-properties fo:background-color="#f1f4f5" fo:border="0.06pt solid #8cacbb" fo:padding="0.049cm" style:shadow="none"/>
    </style:style>
    <style:style style:name="Horizontal_20_Line" style:display-name="Horizontal Line" style:parent-style-name="Standard" style:class="html" style:next-style-name="Text_20_body" style:family="paragraph">
      <style:paragraph-properties fo:margin-top="0cm" fo:margin-bottom="0.499cm" fo:border-top="none" fo:border-right="none" fo:border-bottom="1.11pt double #808080" fo:border-left="none" style:border-line-width-bottom="0.002cm 0.035cm 0.002cm" style:join-border="false" fo:padding="0cm" text:number-lines="false" text:line-number="0"/>
      <style:text-properties fo:font-size="6pt" style:font-size-asian="6pt" style:font-size-complex="6pt"/>
    </style:style>
    <style:style style:name="Footnote" style:parent-style-name="Standard" style:class="extra" style:family="paragraph">
      <style:paragraph-properties fo:text-indent="-0.499cm" style:auto-text-indent="false" fo:margin-right="0cm" fo:margin-left="0.499cm" text:number-lines="false" text:line-number="0"/>
      <style:text-properties fo:font-size="12pt" style:font-size-asian="12pt" style:font-size-complex="12pt"/>
    </style:style>
    <style:style style:name="Numbering_20_Symbols" style:display-name="Numbering Symbols" style:family="text">
</style:style>
    <style:style style:name="Bullet_20_Symbols" style:display-name="Bullet Symbols" style:family="text">
      <style:text-properties fo:font-size="9pt" style:font-size-asian="9pt" style:font-size-complex="9pt" fo:font-family="StarSymbol" style:font-family-asian="StarSymbol" style:font-family-complex="StarSymbol" style:font-name="StarSymbol" style:font-name-asian="StarSymbol" style:font-name-complex="Star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ocal_20_link" style:display-name="Local link" style:family="text">
      <style:text-properties fo:color="#000000" fo:font-weight="bold" style:text-underline-style="solid" style:text-underline-width="auto" style:text-underline-color="font-color"/>
    </style:style>
    <style:style style:name="Visited_20_Local_20_Link" style:display-name="Visited Local Link" style:family="text">
      <style:text-properties fo:color="#000000" fo:font-weight="bold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Footnote_20_Symbol" style:display-name="Footnote Characters" style:family="text">
      <style:text-properties fo:color="#2b73b7" style:text-position="33% 80%"/>
    </style:style>
    <style:style style:name="Footnote_20_Anchor" style:display-name="Footnote Anchor" style:family="text">
      <style:text-properties fo:color="#2b73b7" style:text-position="33% 8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Quotation_20_1" style:display-name="Quotation 1" style:parent-style-name="Standard" style:family="paragraph">
      <style:paragraph-properties fo:text-indent="0cm" style:auto-text-indent="false" fo:margin-top="0.25cm" fo:margin-right="0cm" fo:margin-bottom="0.25cm" fo:margin-left="1cm" fo:border-top="none" fo:border-right="none" fo:border-bottom="none" fo:border-left="4.99pt solid #c0c0c0" fo:padding="0.049cm"/>
    </style:style>
    <style:style style:name="Quotation_20_2" style:display-name="Quotation 2" style:parent-style-name="Standard" style:family="paragraph">
      <style:paragraph-properties fo:text-indent="0cm" style:auto-text-indent="false" fo:margin-top="0.25cm" fo:margin-right="0cm" fo:margin-bottom="0.25cm" fo:margin-left="2cm" fo:border-top="none" fo:border-right="none" fo:border-bottom="none" fo:border-left="4.99pt solid #9966cc" fo:padding="0.049cm"/>
    </style:style>
    <style:style style:name="Quotation_20_3" style:display-name="Quotation 3" style:parent-style-name="Standard" style:family="paragraph">
      <style:paragraph-properties fo:text-indent="0cm" style:auto-text-indent="false" fo:margin-top="0.25cm" fo:margin-right="0cm" fo:margin-bottom="0.25cm" fo:margin-left="3cm" fo:border-top="none" fo:border-right="none" fo:border-bottom="none" fo:border-left="4.99pt solid #c5000b" fo:padding="0.049cm"/>
    </style:style>
    <style:style style:name="Quotation_20_4" style:display-name="Quotation 4" style:parent-style-name="Standard" style:family="paragraph">
      <style:paragraph-properties fo:text-indent="0cm" style:auto-text-indent="false" fo:margin-top="0.25cm" fo:margin-right="0cm" fo:margin-bottom="0.25cm" fo:margin-left="4.001cm" fo:border-top="none" fo:border-right="none" fo:border-bottom="none" fo:border-left="4.99pt solid #579d1c" fo:padding="0.049cm"/>
    </style:style>
    <style:style style:name="Quotation_20_5" style:display-name="Quotation 5" style:parent-style-name="Standard" style:family="paragraph">
      <style:paragraph-properties fo:text-indent="0cm" style:auto-text-indent="false" fo:margin-top="0.25cm" fo:margin-right="0cm" fo:margin-bottom="0.25cm" fo:margin-left="5.001cm" fo:border-top="none" fo:border-right="none" fo:border-bottom="none" fo:border-left="4.99pt solid #ff9966" fo:padding="0.049cm"/>
    </style:style>
    <style:style style:name="Contents_20_Heading" style:display-name="Contents Heading" style:parent-style-name="Heading" style:class="index" style:family="paragraph">
      <style:paragraph-properties fo:text-indent="0cm" style:auto-text-indent="false" fo:margin-right="0cm" fo:margin-left="0cm" text:number-lines="false" text:line-number="0"/>
      <style:text-properties fo:font-weight="bold" style:font-weight-asian="bold" style:font-weight-complex="bold" fo:font-size="16pt" style:font-size-asian="16pt" style:font-size-complex="16pt"/>
    </style:style>
    <style:style style:name="List_20_Symbols" style:display-name="List Symbols" style:family="text">
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style:style style:name="Numbering_20_1_Content" style:display-name="Numbering 1 Content" style:parent-style-name="Standard" style:list-style-name="Numbering_20_1" style:family="paragraph">
</style:style>
    <style:style style:name="Numbering_20_1_Content_First" style:display-name="Numbering 1 Content First" style:parent-style-name="Numbering_20_1_Content" style:class="html" style:next-style-name="Text_20_body" style:family="paragraph">
      <style:paragraph-properties fo:margin-top="0.5cm"/>
    </style:style>
    <style:style style:name="Numbering_20_1_Content_Last" style:display-name="Numbering 1 Content Last" style:parent-style-name="Numbering_20_1_Content" style:class="html" style:next-style-name="Text_20_body" style:family="paragraph">
      <style:paragraph-properties fo:margin-bottom="0.5cm"/>
    </style:style>
    <text:list-style style:name="Numbering_20_1" style:display-name="Numbering 1">
      <text:list-level-style-number text:level="1" text:style-name="Numbering_20_Symbols" style:num-format="1" style:num-suffix=".">
        <style:list-level-properties fo:text-align="end" text:list-level-position-and-space-mode="label-alignment">
          <style:list-level-label-alignment text:label-followed-by="listtab" text:list-tab-stop-position="1.25cm" fo:text-indent="-0.25cm" fo:margin-left="1.25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List_20_1_Content" style:display-name="List 1 Content" style:parent-style-name="Standard" style:list-style-name="List_20_1" style:family="paragraph">
</style:style>
    <style:style style:name="List_20_1_Content_First" style:display-name="List 1 Content First" style:parent-style-name="List_20_1_Content" style:class="html" style:next-style-name="Text_20_body" style:family="paragraph">
      <style:paragraph-properties fo:margin-top="0.5cm"/>
    </style:style>
    <style:style style:name="List_20_1_Content_Last" style:display-name="List 1 Content Last" style:parent-style-name="List_20_1_Content" style:class="html" style:next-style-name="Text_20_body" style:family="paragraph">
      <style:paragraph-properties fo:margin-bottom="0.5cm"/>
    </style:style>
    <text:list-style style:name="List_20_1" style:display-name="List 1">
      <text:list-level-style-bullet text:level="1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1.25cm" fo:text-indent="-0.25cm" fo:margin-left="1.25cm"/>
        </style:list-level-properties>
        <style:text-properties style:font-name="OpenSymbol"/>
      </text:list-level-style-bullet>
      <text:list-level-style-bullet text:level="2" text:bullet-char="•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  <style:text-properties style:font-name="StarSymbol1"/>
      </text:list-level-style-bullet>
      <text:list-level-style-bullet text:level="3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highlight_list_numbers_text_style" style:display-name="Source Code Numbers style" style:family="text">
      <style:text-properties fo:color="#000000"/>
    </style:style>
    <style:style style:name="LastListParagraph_List_20_1_Content_First" style:display-name="Last List 1 Content First" style:parent-style-name="List_20_1_Content_First" style:class="html" style:next-style-name="Text_20_body" style:family="paragraph">
      <style:paragraph-properties fo:margin-top="0.5cm"/>
    </style:style>
  </office:style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 style:width="481.89pt" style:rel-width="100%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  <style:style style:name="Table_Quotation1" style:family="table">
      <style:table-properties fo:margin-top="0pt" fo:margin-bottom="16.8pt" table:border-model="collapsing"/>
    </style:style>
    <style:style style:name="Table_Quotation2" style:family="table">
      <style:table-properties fo:margin-top="0pt" fo:margin-bottom="0pt" table:border-model="collapsing"/>
    </style:style>
    <style:style style:name="Table_Quotation3" style:family="table">
      <style:table-properties fo:margin-top="0pt" fo:margin-bottom="0pt" table:border-model="collapsing"/>
    </style:style>
    <style:style style:name="Table_Quotation4" style:family="table">
      <style:table-properties fo:margin-top="0pt" fo:margin-bottom="0pt" table:border-model="collapsing"/>
    </style:style>
    <style:style style:name="Table_Quotation5" style:family="table">
      <style:table-properties fo:margin-top="0pt" fo:margin-bottom="0pt" table:border-model="collapsing"/>
    </style:style>
    <style:style style:name="Cell_Quotation1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2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3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4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5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highlight_list_paragraph_style" style:display-name="Text body" style:parent-style-name="Standard" style:class="text" style:family="paragraph">
      <style:paragraph-properties fo:text-align="left" style:justify-single-word="false"/>
    </style:style>
    <text:list-style style:name="highlight_list_ol_style" style:display-name="Numbering 1">
      <text:list-level-style-number text:level="1" text:style-name="highlight_list_numbers_text_style" style:num-format="1" style:num-suffix=".">
        <style:list-level-properties fo:text-align="left"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PluginODTAutoStyle_TableCell_1" style:family="table-cell">
      <style:table-cell-properties fo:border="0.06pt solid #8cacbb" fo:padding="0.049cm" fo:background-color="#f7f9fa"/>
    </style:style>
    <style:style style:name="PluginODTAutoStyle_Paragraph_2" style:family="paragraph">
      <style:paragraph-properties fo:padding="0.049cm"/>
    </style:style>
    <style:style style:name="odt_auto_style_table_column_1_1" style:family="table-column">
      <style:table-column-properties style:column-width="481.89pt"/>
    </style:style>
    <style:style style:name="highlight_kw2" style:family="text">
      <style:text-properties fo:color="#000000" fo:font-weight="bold" fo:font-family="Consolas" fo:font-size="14pt" fo:font-style="normal" fo:border="0pt none"/>
    </style:style>
    <style:style style:name="PluginODTAutoStyle_TableCell_3" style:family="table-cell">
      <style:table-cell-properties fo:border="0.06pt solid #8cacbb" fo:padding="0.049cm" fo:background-color="#f7f9fa"/>
    </style:style>
    <style:style style:name="PluginODTAutoStyle_Paragraph_4" style:family="paragraph">
      <style:paragraph-properties fo:padding="0.049cm"/>
    </style:style>
    <style:style style:name="odt_auto_style_table_column_2_1" style:family="table-column">
      <style:table-column-properties style:column-width="481.89pt"/>
    </style:style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DokuWiki Release 2017-02-19e "Frusterick Manners"</meta:generator>
    <meta:initial-creator>Generated</meta:initial-creator>
    <meta:creation-date>1970-01-01T01::00:00</meta:creation-date>
    <dc:creator>Generated</dc:creator>
    <dc:date>1970-01-01T01::00:00</dc:date>
    <dc:language>en-US</dc:language>
    <meta:editing-cycles>1</meta:editing-cycles>
    <meta:editing-duration>PT0S</meta:editing-duration>
    <dc:title>oktatas:linux:dhcp_szerver:isc-dhcp-server</dc:title>
  </office:meta>
</office:document-meta>
</file>